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tivité 1 : unités en général</text:p>
      <text:p text:style-name="Standard">Des unités prises au hasard dans une liste apparaissent à l'écran. L'élève doit les placer dans un des quatre paniers : unités de longueurs, unités d'aires, unités de volumes ou autres unités.</text:p>
      <text:p text:style-name="Standard">Lors du survol des unités, une description de l'unité apparaît.</text:p>
      <text:p text:style-name="Standard">But :</text:p>
      <text:p text:style-name="Standard">Rendre attentif l'élève que de tout temps des unités ont dû exister pour que les gens se comprennent,</text:p>
      <text:p text:style-name="Standard">Qu'elles étaient régionales au début jusqu'à ce qu'elles soient internationales au fur et à mesures que les transports et les déplacements augmentaient.</text:p>
      <text:p text:style-name="Standard">Activité 2 : longueur, aire et volume</text:p>
      <text:p text:style-name="Standard">une grandeur est présentée (flèche pour les longueur, rectangle pour les aires, parallélépipède pour les volumes).L'élève doit choisir une unité autre que celle présentée et faire le changement d'unité.</text:p>
      <text:p text:style-name="Standard">Il devra refaire le même dessin avec son unité, la valeur s'inscrit automatiquement. Si il choisi une unité de longueur il ne pourra faire qu'une flèche, une unité d'aire il ne pourra faire qu'un rectangle et une unité de volume il ne pourra faire qu'un parallélépipède. </text:p>
      <text:p text:style-name="Standard">But :</text:p>
      <text:p text:style-name="Standard">Il voit ainsi qu'on doit prendre des unités qui qualifient la même grandeur pour pouvoir changer.</text:p>
      <text:p text:style-name="Standard">Activité 3 : Transformation unités m, m2, m3 SI</text:p>
      <text:p text:style-name="Standard">Activité plus technique avec remplissage et placement de la virgule dans un tableau.</text:p>
      <text:p text:style-name="Standard">But :</text:p>
      <text:p text:style-name="Standard">Il apprend la technique du déplacement de virgule et le rôle ds différents chiff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2T09:34:50.55</meta:creation-date>
    <meta:generator>LibreOffice/3.4$Win32 LibreOffice_project/340m1$Build-302</meta:generator>
    <dc:date>2011-10-12T10:03:59.11</dc:date>
    <meta:editing-duration>PT29M8S</meta:editing-duration>
    <meta:editing-cycles>2</meta:editing-cycles>
    <meta:document-statistic meta:table-count="0" meta:image-count="0" meta:object-count="0" meta:page-count="1" meta:paragraph-count="15" meta:word-count="228" meta:character-count="1376" meta:non-whitespace-character-count="1161"/>
  </office:meta>
</office:document-meta>
</file>